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807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9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un-Aways&quot;" style:apply-style-name="Result2" style:base-cell-address="'2017-ORI-data'.B1"/>
      <style:map style:condition="cell-content()=0" style:apply-style-name="Default" style:base-cell-address="'2017-ORI-data'.B1"/>
    </style:style>
  </office:automatic-styles>
  <office:body>
    <office:spreadsheet>
      <table:table table:name="2017-ORI-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 #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Male Total</text:p>
          </table:table-cell>
          <table:table-cell office:value-type="string" calcext:value-type="string">
            <text:p>Female Tot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arceny-The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otor Vehicle The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ther Assault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(2) Possession Subtot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bb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urgla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arceny-Thef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ther Assault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ra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olen Property, Buy, Receive, Poss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andalism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eapons, Carry, Possess, etc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x Offenses (Except Rape Prosititution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(2) Possession Subto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isorderly Condu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x Offenses (Except Rape Prosititutio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quor Law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ther Assaul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andalis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iquor Law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orcible Ra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ggravated Assaul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otor Vehicle The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Other Assaul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(2) Possession Subtota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iquor Law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sorderly Condu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ggravated Ass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urgl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arceny-Theft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ther Assaults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orgery Counterfei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Fra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Vandalism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Weapons, Carry, Possess, etc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x Offenses (Except Rape Prosititution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(2) Possession Subtotal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riving Under the Influen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iquor Law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runkenne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isorderly Conduc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arceny-Thef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ther Assaults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Vandalis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Weapons, Carry, Possess, etc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(2) Possession Subtota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ffenses Against Family Childr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iquor La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andalis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(2) Possession Subto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(2) Possession Sub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Burgl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Larceny-The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Motor Vehicle Thef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Other Assaul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(2) Possession Sub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Liquor Law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Larceny-Thef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Other Assaul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(2) Possession Subtot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Liquor Law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urfew Loitering Law Violati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Larceny-Theft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otor Vehicle The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Other Assault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Vandalis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(2) Possession Subtot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Liquor Law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isorderly Conduc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urfew Loitering Law Vio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Larceny-The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Vandal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(2) Possession Sub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riving Under the Influ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Burgla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isorderly Condu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Larceny-Thef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Larceny-The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Liquor Law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runken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Forcible Ra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(2) Possession Subto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Liquor Law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Larceny-The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(2) Possession Sub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Liquor Law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runkenn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ggravated Assau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Larceny-Thef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Motor Vehicle Thef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Other Assaul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Vandalis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ex Offenses (Except Rape Prosititution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(2) Possession Subtota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Liquor Law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Robb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Motor Vehicle The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Other Assaults</text:p>
          </table:table-cell>
          <table:table-cell office:value-type="float" office:value="85" calcext:value-type="float">
            <text:p>8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Stolen Property, Buy, Receive, Poss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Vandalism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Weapons, Carry, Possess, etc.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Sex Offenses (Except Rape Prosititution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(2) Possession Subtotal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Offenses Against Family Childr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Liquor Laws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sorderly Conduct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Curfew Loitering Law Violatio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andalis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Offenses Against Family Childr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uspic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Forcible Ra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Burgla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Larceny-The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otor Vehicle Thef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Vandali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Sex Offenses (Except Rape Prosititutio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(2) Possession Sub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riving Under the Influen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Liquor La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rs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Larceny-The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Motor Vehicle Thef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Other Assaul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Vandali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(2) Possession Subtot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Liquor Law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Forcible Rape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Robbe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Burglar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Larceny-Theft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otor Vehicle Thef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Other Assaults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Embezzle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Vandalis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Weapons, Carry, Possess, etc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ex Offenses (Except Rape Prosititutio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(2) Possession Subtotal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Liquor Laws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runkenne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Curfew Loitering Law Violatio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Vandalis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(2) Possession Subto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Burgl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Larceny-The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(2) Possession Subto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Liquor Law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urfew Loitering Law Vio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Burgl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Larceny-The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Fra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Larceny-Thef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Stolen Property, Buy, Receive, Poss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Vandalism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(2) Possession Subtot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Disorderly Conduc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Forcible Ra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Larceny-Thef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Stolen Property, Buy, Receive, Poss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Vandalis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(2) Possession Subtot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Liquor Law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Disorderly Conduc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Other Assaul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(2) Possession Sub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Burgla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Other Assault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Vandali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Drunken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Aggravated Assaul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Larceny-Thef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Other Assault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Stolen Property, Buy, Receive, Poss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Vandali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(2) Possession Subtot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Liquor Law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Larceny-Thef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Motor Vehicle Thef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Other Assaul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Stolen Property, Buy, Receive, Poss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Vandalis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(2) Possession Subtota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Offenses Against Family Childr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Liquor Law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Disorderly Condu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Curfew Loitering Law Violati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(2) Possession Subto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(2) Possession Subtot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riving Under the Influ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arceny-Thef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otor Vehicle The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r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Other Assault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Vandalis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Weapons, Carry, Possess, etc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Sex Offenses (Except Rape Prosititution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(1) Sale/Manufacture Subto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Offenses Against Family Childr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iquor Laws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Disorderly Conduc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Curfew Loitering Law Violat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Forcible Ra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urgl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arceny-Thef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Vandalis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(2) Possession Subtot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Driving Under the Influe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iquor Law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Disorderly Condu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Suspic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urglary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ther Assaul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(2) Possession Subtot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Liquor Law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ggravated Assaul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Larceny-Thef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Motor Vehicle The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Other Assaul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Vandali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(2) Possession Sub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Driving Under the Influ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Liquor Law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Disorderly Conduc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Curfew Loitering Law Viol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Other Assaul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iquor La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urgl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Larceny-The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Other Assaul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Liquor Law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Disorderly Conduc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Larceny-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Motor Vehicle Thef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Ars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Other Assaul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Weapons, Carry, Possess, etc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Drug Abuse Violations Grand 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(2) Possession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Liquor Law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Disorderly Conduc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All Other Offenses (Except Traffic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Murder and Nonegligent Manslaughte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orcible Rap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Robbe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Aggravated Assaul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Burglar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Larceny-Thef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Motor Vehicle The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Manslaughter by Neglig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Other Assaul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orgery Counterfeit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Frau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Embezzlem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tolen Property, Buy, Receive, Poss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Vandalism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Weapons, Carry, Possess, etc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Prostitution Commercial Vi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ex Offenses (Except Rape Prosititution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Drug Abuse Violations Grand 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(1) Sale/Manufacture Subtot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(2) Possession Subtot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Gambling Offens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Offenses Against Family Childr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Driving Under the Influ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Liquor Law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Drunkenne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Disorderly Condu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Vagranc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All Other Offenses (Except Traffic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uspic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Curfew Loitering Law Viola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Run-Away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687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'2017-ORI-data'.B1:'2017-ORI-data'.B1048576">
            <calcext:condition calcext:apply-style-name="Result2" calcext:value="=&quot;Run-Aways&quot;" calcext:base-cell-address="'2017-ORI-data'.B1"/>
            <calcext:condition calcext:apply-style-name="Default" calcext:value="=0" calcext:base-cell-address="'2017-ORI-data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9T13:34:38.008351132</dc:date>
    <dc:creator>scrypy </dc:creator>
    <meta:editing-duration>PT13M57S</meta:editing-duration>
    <meta:editing-cycles>1</meta:editing-cycles>
    <meta:document-statistic meta:table-count="1" meta:cell-count="6782" meta:object-count="0"/>
    <meta:generator>LibreOffice/4.3.3.2$Linux_X86_64 LibreOffice_project/430m0$Build-2</meta:generator>
  </office:meta>
</office:document-meta>
</file>